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P3" style:parent-style-name="Normal" style:family="paragraph">
      <style:text-properties fo:font-size="16pt" style:font-size-asian="16pt" style:font-size-complex="16pt" fo:language="en" fo:country="US"/>
    </style:style>
    <style:style style:name="P4" style:parent-style-name="Normal" style:family="paragraph">
      <style:text-properties fo:font-size="16pt" style:font-size-asian="16pt" style:font-size-complex="16pt" fo:language="en" fo:country="US"/>
    </style:style>
    <style:style style:name="T5" style:parent-style-name="DefaultParagraphFont" style:family="text">
      <style:text-properties fo:font-size="16pt" style:font-size-asian="16pt" style:font-size-complex="16pt" fo:language="en" fo:country="US"/>
    </style:style>
    <style:style style:name="T6" style:parent-style-name="DefaultParagraphFont" style:family="text">
      <style:text-properties style:font-name="Arial" style:font-name-complex="Arial" fo:color="#202124" fo:font-size="24pt" style:font-size-asian="24pt" style:font-size-complex="24pt" fo:background-color="#FFFFFF"/>
    </style:style>
    <style:style style:name="P7" style:parent-style-name="Normal" style:family="paragraph">
      <style:text-properties fo:font-size="16pt" style:font-size-asian="16pt" style:font-size-complex="16pt" fo:language="en" fo:country="US"/>
    </style:style>
    <style:style style:name="T8" style:parent-style-name="DefaultParagraphFont" style:family="text">
      <style:text-properties fo:font-size="16pt" style:font-size-asian="16pt" style:font-size-complex="16pt" fo:language="en" fo:country="US"/>
    </style:style>
    <style:style style:name="T9" style:parent-style-name="DefaultParagraphFont" style:family="text">
      <style:text-properties style:font-name="Arial" style:font-name-complex="Arial" fo:color="#202124" fo:font-size="24pt" style:font-size-asian="24pt" style:font-size-complex="24pt" fo:background-color="#FFFFFF" fo:language="en" fo:country="US"/>
    </style:style>
    <style:style style:name="T10" style:parent-style-name="DefaultParagraphFont" style:family="text">
      <style:text-properties fo:font-size="16pt" style:font-size-asian="16pt" style:font-size-complex="16pt" fo:language="en" fo:country="US"/>
    </style:style>
    <style:style style:name="T11" style:parent-style-name="DefaultParagraphFont" style:family="text">
      <style:text-properties style:font-name="Arial" style:font-name-complex="Arial" fo:color="#202124" fo:font-size="24pt" style:font-size-asian="24pt" style:font-size-complex="24pt" fo:background-color="#FFFFFF" fo:language="en" fo:country="US"/>
    </style:style>
    <style:style style:name="T12" style:parent-style-name="DefaultParagraphFont" style:family="text">
      <style:text-properties fo:font-size="16pt" style:font-size-asian="16pt" style:font-size-complex="16pt" fo:language="en" fo:country="US"/>
    </style:style>
    <style:style style:name="T13" style:parent-style-name="DefaultParagraphFont" style:family="text">
      <style:text-properties fo:font-size="16pt" style:font-size-asian="16pt" style:font-size-complex="16pt" fo:language="en" fo:country="US"/>
    </style:style>
    <style:style style:name="T14" style:parent-style-name="DefaultParagraphFont" style:family="text">
      <style:text-properties style:font-name="Arial" style:font-name-complex="Arial" fo:color="#202124" fo:font-size="24pt" style:font-size-asian="24pt" style:font-size-complex="24pt" fo:background-color="#FFFFFF" fo:language="en" fo:country="US"/>
    </style:style>
    <style:style style:name="T15" style:parent-style-name="DefaultParagraphFont" style:family="text">
      <style:text-properties fo:font-size="16pt" style:font-size-asian="16pt" style:font-size-complex="16pt" fo:language="en" fo:country="US"/>
    </style:style>
    <style:style style:name="T16" style:parent-style-name="DefaultParagraphFont" style:family="text">
      <style:text-properties fo:font-size="16pt" style:font-size-asian="16pt" style:font-size-complex="16pt" fo:language="en" fo:country="US"/>
    </style:style>
    <style:style style:name="T17" style:parent-style-name="DefaultParagraphFont" style:family="text">
      <style:text-properties style:font-name="Arial" style:font-name-complex="Arial" fo:color="#202124" fo:font-size="24pt" style:font-size-asian="24pt" style:font-size-complex="24pt" fo:background-color="#FFFFFF" fo:language="en" fo:country="US"/>
    </style:style>
    <style:style style:name="T18" style:parent-style-name="DefaultParagraphFont" style:family="text">
      <style:text-properties fo:font-size="16pt" style:font-size-asian="16pt" style:font-size-complex="16pt" fo:language="en" fo:country="US"/>
    </style:style>
    <style:style style:name="T19" style:parent-style-name="DefaultParagraphFont" style:family="text">
      <style:text-properties fo:font-size="16pt" style:font-size-asian="16pt" style:font-size-complex="16pt" fo:language="en" fo:country="US"/>
    </style:style>
    <style:style style:name="T20" style:parent-style-name="DefaultParagraphFont" style:family="text">
      <style:text-properties fo:font-size="16pt" style:font-size-asian="16pt" style:font-size-complex="16pt" fo:language="en" fo:country="US"/>
    </style:style>
    <style:style style:name="T21" style:parent-style-name="DefaultParagraphFont" style:family="text">
      <style:text-properties fo:font-size="16pt" style:font-size-asian="16pt" style:font-size-complex="16pt" fo:language="en" fo:country="US"/>
    </style:style>
    <style:style style:name="P22" style:parent-style-name="Normal" style:family="paragraph">
      <style:text-properties fo:font-size="16pt" style:font-size-asian="16pt" style:font-size-complex="16pt" fo:language="en" fo:country="US"/>
    </style:style>
    <style:style style:name="P23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24" style:parent-style-name="Normal" style:family="paragraph">
      <style:text-properties style:font-name="Arial" style:font-name-complex="Arial" fo:color="#202124" fo:font-size="24pt" style:font-size-asian="24pt" style:font-size-complex="24pt" fo:background-color="#FFFFFF" fo:language="en" fo:country="US"/>
    </style:style>
    <style:style style:name="P25" style:parent-style-name="Normal" style:family="paragraph">
      <style:text-properties fo:font-size="16pt" style:font-size-asian="16pt" style:font-size-complex="16pt" fo:language="en" fo:country="US"/>
    </style:style>
  </office:automatic-styles>
  <office:body>
    <office:text text:use-soft-page-breaks="true">
      <text:p text:style-name="P1">Assume Jo correct</text:p>
      <text:p text:style-name="P2"/>
      <text:p text:style-name="P3">P( everything correct ) = P ( JB correct | Jo correct)</text:p>
      <text:p text:style-name="P4">JB correct = Jo never alone AND JB never alone<text:s/></text:p>
      <text:p text:style-name="Normal"><text:span text:style-name="T5">AND =<text:s/></text:span><text:span text:style-name="T6">∩</text:span></text:p>
      <text:p text:style-name="P7"/>
      <text:p text:style-name="Normal"><text:span text:style-name="T8">= P ( (Jo never alone<text:s/></text:span><text:span text:style-name="T9">∩</text:span><text:span text:style-name="T10">JB never alone)<text:s/></text:span><text:span text:style-name="T11">∩<text:s/></text:span><text:span text:style-name="T12"><text:s/>Jo correct ) / P(Jo correct)</text:span></text:p>
      <text:p text:style-name="Normal"><text:span text:style-name="T13">= P ( (Jo never alone)<text:s/></text:span><text:span text:style-name="T14">∩<text:s/></text:span><text:span text:style-name="T15"><text:s/>Jo correct ) / P(Jo correct)</text:span></text:p>
      <text:p text:style-name="Normal"><text:span text:style-name="T16">= P ( Jo never alone<text:s/></text:span><text:span text:style-name="T17">∩<text:s/></text:span><text:span text:style-name="T18">Jo correct )</text:span><text:span text:style-name="T19"><text:s/>=</text:span><text:span text:style-name="T20">?</text:span><text:span text:style-name="T21"><text:s/>P ( Jo never alone)</text:span></text:p>
      <text:p text:style-name="P22"/>
      <text:list text:style-name="LFO1" text:continue-numbering="true">
        <text:list-item>
          <text:p text:style-name="P23">Derive formula for match fraction like this</text:p>
        </text:list-item>
      </text:list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U-Pseudonym 8283676762601846</meta:initial-creator>
    <dc:creator>TU-Pseudonym 8283676762601846</dc:creator>
    <meta:creation-date>2024-03-04T13:38:00Z</meta:creation-date>
    <dc:date>2024-03-04T15:54:00Z</dc:date>
    <meta:template xlink:href="Normal.dotm" xlink:type="simple"/>
    <meta:editing-cycles>2</meta:editing-cycles>
    <meta:editing-duration>PT0S</meta:editing-duration>
    <meta:document-statistic meta:page-count="1" meta:paragraph-count="1" meta:word-count="49" meta:character-count="362" meta:row-count="2" meta:non-whitespace-character-count="314"/>
  </office:meta>
</office:document-meta>
</file>